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PT Mono" svg:font-family="'PT Mono'" style:font-family-generic="system" style:font-pitch="variable"/>
  </office:font-face-decls>
  <office:automatic-styles>
    <style:style style:name="P1" style:family="paragraph" style:parent-style-name="Standard">
      <style:text-properties fo:language="pt" fo:country="BR" officeooo:paragraph-rsid="000da44b"/>
    </style:style>
    <style:style style:name="P2" style:family="paragraph" style:parent-style-name="Standard">
      <style:paragraph-properties fo:line-height="150%" fo:text-align="justify" style:justify-single-word="false"/>
      <style:text-properties officeooo:paragraph-rsid="000da44b"/>
    </style:style>
    <style:style style:name="P3" style:family="paragraph" style:parent-style-name="Standard">
      <style:paragraph-properties fo:line-height="150%"/>
      <style:text-properties officeooo:paragraph-rsid="000da44b"/>
    </style:style>
    <style:style style:name="P4" style:family="paragraph" style:parent-style-name="Standard">
      <style:paragraph-properties fo:line-height="150%" fo:text-align="justify" style:justify-single-word="false"/>
      <style:text-properties fo:font-size="12pt" fo:language="pt" fo:country="BR" officeooo:paragraph-rsid="000da44b" style:font-size-asian="12pt" style:font-size-complex="12pt"/>
    </style:style>
    <style:style style:name="P5" style:family="paragraph" style:parent-style-name="Standard">
      <style:paragraph-properties fo:line-height="150%"/>
      <style:text-properties fo:font-size="12pt" fo:language="pt" fo:country="BR" officeooo:paragraph-rsid="000da44b" style:font-size-asian="12pt" style:font-size-complex="12pt"/>
    </style:style>
    <style:style style:name="P6" style:family="paragraph" style:parent-style-name="Standard" style:list-style-name="WWNum2">
      <style:paragraph-properties fo:margin-top="0cm" fo:margin-bottom="0cm" loext:contextual-spacing="true" fo:line-height="150%" fo:text-align="justify" style:justify-single-word="false"/>
      <style:text-properties officeooo:paragraph-rsid="000da44b"/>
    </style:style>
    <style:style style:name="P7" style:family="paragraph" style:parent-style-name="Standard">
      <style:paragraph-properties fo:margin-top="0cm" fo:margin-bottom="0cm" loext:contextual-spacing="true" fo:line-height="150%" fo:text-align="justify" style:justify-single-word="false"/>
      <style:text-properties officeooo:paragraph-rsid="000da44b"/>
    </style:style>
    <style:style style:name="P8" style:family="paragraph" style:parent-style-name="Standard">
      <style:paragraph-properties fo:margin-top="0cm" fo:margin-bottom="0cm" loext:contextual-spacing="true" fo:line-height="150%" fo:text-align="justify" style:justify-single-word="false"/>
      <style:text-properties officeooo:rsid="000da44b" officeooo:paragraph-rsid="000da44b"/>
    </style:style>
    <style:style style:name="P9" style:family="paragraph" style:parent-style-name="Standard">
      <style:paragraph-properties fo:margin-top="0cm" fo:margin-bottom="0cm" loext:contextual-spacing="true" fo:line-height="150%" fo:text-align="justify" style:justify-single-word="false"/>
      <style:text-properties officeooo:rsid="000da44b" officeooo:paragraph-rsid="000e77d5"/>
    </style:style>
    <style:style style:name="P10" style:family="paragraph" style:parent-style-name="Standard">
      <style:paragraph-properties fo:margin-left="2.54cm" fo:margin-right="0cm" fo:line-height="150%" fo:text-indent="0cm" style:auto-text-indent="false"/>
      <style:text-properties officeooo:paragraph-rsid="000da44b"/>
    </style:style>
    <style:style style:name="P11" style:family="paragraph" style:parent-style-name="Standard" style:list-style-name="WWNum2" style:master-page-name="">
      <loext:graphic-properties draw:fill="none"/>
      <style:paragraph-properties fo:margin-left="0cm" fo:margin-right="0cm" fo:margin-top="0cm" fo:margin-bottom="0cm" loext:contextual-spacing="true" fo:line-height="150%" fo:text-align="justify" style:justify-single-word="false" fo:text-indent="0cm" style:auto-text-indent="false" style:page-number="auto" fo:background-color="transparent"/>
      <style:text-properties officeooo:rsid="000e77d5" officeooo:paragraph-rsid="000e77d5"/>
    </style:style>
    <style:style style:name="P12" style:family="paragraph" style:parent-style-name="Standard" style:list-style-name="WWNum2" style:master-page-name="">
      <loext:graphic-properties draw:fill="none"/>
      <style:paragraph-properties fo:margin-left="0cm" fo:margin-right="0cm" fo:margin-top="0cm" fo:margin-bottom="0cm" loext:contextual-spacing="true" fo:line-height="150%" fo:text-align="justify" style:justify-single-word="false" fo:text-indent="1.3cm" style:auto-text-indent="false" style:page-number="auto" fo:background-color="transparent"/>
      <style:text-properties officeooo:rsid="000da44b" officeooo:paragraph-rsid="000e77d5"/>
    </style:style>
    <style:style style:name="P13" style:family="paragraph" style:parent-style-name="Heading_20_1">
      <style:text-properties officeooo:paragraph-rsid="000da44b"/>
    </style:style>
    <style:style style:name="T1" style:family="text">
      <style:text-properties fo:font-size="12pt" fo:language="pt" fo:country="BR" style:font-size-asian="12pt" style:font-size-complex="12pt"/>
    </style:style>
    <style:style style:name="T2" style:family="text">
      <style:text-properties fo:font-size="12pt" fo:language="pt" fo:country="BR" fo:font-weight="bold" style:font-size-asian="12pt" style:font-weight-asian="bold"/>
    </style:style>
    <style:style style:name="T3" style:family="text">
      <style:text-properties fo:font-size="12pt" fo:language="pt" fo:country="BR" fo:font-weight="bold" style:font-size-asian="12pt" style:font-weight-asian="bold" style:font-size-complex="12pt"/>
    </style:style>
    <style:style style:name="T4"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5" style:family="text">
      <style:text-properties fo:font-size="12pt" fo:language="pt" fo:country="BR" fo:font-style="italic" style:font-size-asian="12pt" style:font-style-asian="italic" style:font-size-complex="12pt"/>
    </style:style>
    <style:style style:name="T6" style:family="text">
      <style:text-properties fo:color="#ff0000" fo:font-size="12pt" fo:language="pt" fo:country="BR" fo:font-weight="bold" style:font-size-asian="12pt" style:font-weight-asian="bold" style:font-size-complex="12pt"/>
    </style:style>
    <style:style style:name="T7" style:family="text">
      <style:text-properties fo:color="#ff0000" fo:font-size="12pt" fo:language="pt" fo:country="BR" fo:font-style="italic" style:font-name-asian="PT Mono" style:font-size-asian="12pt" style:font-style-asian="italic" style:font-size-complex="12pt"/>
    </style:style>
    <style:style style:name="T8" style:family="text">
      <style:text-properties fo:color="#ff0000" fo:font-size="12pt" fo:language="pt" fo:country="BR" fo:font-style="italic" style:font-size-asian="12pt" style:font-style-asian="italic" style:font-size-complex="12pt"/>
    </style:style>
    <style:style style:name="T9" style:family="text">
      <style:text-properties fo:color="#006600" fo:font-size="12pt" fo:language="pt" fo:country="BR" fo:font-weight="bold" style:font-size-asian="12pt" style:font-weight-asian="bold" style:font-size-complex="12pt"/>
    </style:style>
    <style:style style:name="T10" style:family="text">
      <style:text-properties fo:color="#006600" fo:font-size="12pt" fo:language="pt" fo:country="BR" fo:font-weight="bold" officeooo:rsid="000e77d5"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2">QUESTÃO 1 - CIRCLE X ELLIPSE </text:span></text:h>
      <text:p text:style-name="P1"/>
      <text:p text:style-name="P2"><text:span text:style-name="T1">Dado que a classe </text:span><text:span text:style-name="T4">ELLIPSE</text:span><text:span text:style-name="T3"> </text:span><text:span text:style-name="T1">é pai da classe </text:span><text:span text:style-name="T4">CIRCLE</text:span><text:span text:style-name="T1"> (</text:span><text:span text:style-name="T5">faz sentido, porque círculos são elipses</text:span><text:span text:style-name="T1">), a classe </text:span><text:span text:style-name="T4">CIRCLE</text:span><text:span text:style-name="T1"> pode reusar todo o conteúdo da classe </text:span><text:span text:style-name="T4">ELLIPSE</text:span><text:span text:style-name="T1">, bastando para isso apenas sobrescrever os métodos, visando garantir que os eixos maior e menor permaneçam iguais. No entanto, o método</text:span></text:p>
      <text:p text:style-name="P5"/>
      <text:p text:style-name="P10"><text:span text:style-name="T7">void Ellipse.stretchMaior()</text:span><text:span text:style-name="T8"> // “estica” a elipse na direcao do eixo maior</text:span></text:p>
      <text:p text:style-name="P5"/>
      <text:p text:style-name="P3"><text:span text:style-name="T1">não funciona com </text:span><text:span text:style-name="T4">CIRCLE</text:span><text:span text:style-name="T1">, pois o resultado deixa de ser um círculo. </text:span></text:p>
      <text:p text:style-name="P4"/>
      <text:p text:style-name="P2"><text:span text:style-name="T1">Não é possível fazer </text:span><text:span text:style-name="T4">CIRCLE</text:span><text:span text:style-name="T1"> pai de </text:span><text:span text:style-name="T4">ELLIPSE</text:span><text:span text:style-name="T1">, pois seria conceitualmente errado, já que nem toda </text:span><text:span text:style-name="T4">ELLIPSE</text:span><text:span text:style-name="T1"> é um </text:span><text:span text:style-name="T4">CIRCLE</text:span><text:span text:style-name="T1">. Analise, o que aconteceria se uma função espera um círculo e recebe uma elipse?</text:span></text:p>
      <text:p text:style-name="P4"/>
      <text:p text:style-name="P2"><text:span text:style-name="T1">Além disso, o método </text:span><text:span text:style-name="T7">double Circle.getRadius()</text:span><text:span text:style-name="T1"> não faz sentido com uma elipse.</text:span></text:p>
      <text:p text:style-name="P4"/>
      <text:list xml:id="list5948280463401725237" text:style-name="WWNum2">
        <text:list-item>
          <text:p text:style-name="P6"><text:span text:style-name="T1">Explique este dilema conceitualmente, usando para isso apenas os conceitos e vocabulários constantes de POO, especialmente àqueles relacionados a responsabilidade e herança. </text:span><text:span text:style-name="T6">(1.0 PT)</text:span></text:p>
        </text:list-item>
      </text:list>
      <text:p text:style-name="P7"><text:span text:style-name="T6"/></text:p>
      <text:p text:style-name="P9"><text:span text:style-name="T6">RESPOSTA: </text:span><text:span text:style-name="T9">A classe Ellipse é pai de Circle, dessa forma, nos conceitos de POO, todo o Circle <text:s/>também é uma elipse, e além de herdar as responsabilidades de Ellipse, ele também terá suas responsabilidades específicas no qual elipse não tem. </text:span></text:p>
      <text:p text:style-name="P8"><text:span text:style-name="T9"><text:tab/>Assim, seria natural que o método Circle tenha um método getRadius no qual Ellipse não tem. O problema acontece porque o Circle limita o comportamento de Ellipse, no caso do método de stretchMaior, o que quebraria o Princípio de substituição de Liskov, uma vez que o filho está restringindo uma responsabilidade que existia na classe pai.</text:span></text:p>
      <text:p text:style-name="P8"><text:span text:style-name="T9"><text:tab/> Analisando o que aconteceria se uma função que espera um círculo porém recebe uma elipse: a menos que se fizesse um casting perigoso de ellipse para circle, haveria um exceção na execução do trecho de código que utiliza uma ellipse onde se espera um circle, uma vez que uma ellipse não é um circle. E no caso do casting perigoso, o código funcionaria caso fossem acessados apenas métodos e atributos que de fato existam na Ellipse.</text:span></text:p>
      <text:p text:style-name="P8"><text:span text:style-name="T9"><text:s/></text:span></text:p>
      <text:p text:style-name="P7"><text:span text:style-name="T6"/></text:p>
      <text:p text:style-name="P7"><text:span text:style-name="T6"/></text:p>
      <text:list xml:id="list140818000543416" text:continue-numbering="true" text:style-name="WWNum2">
        <text:list-item>
          <text:p text:style-name="P6"><text:soft-page-break/><text:span text:style-name="T1">Forneça uma solução que ainda promova o reuso de código. A sua solução pode ter uma desvantagem, no ponto de vista do programador que usa as suas classes. Explique-a conceitualmente a solução e a desvantagem, usando o vocabulário de POO, do ponto de vista do programador que usa as suas classes. </text:span><text:span text:style-name="T6">(1.0 PT)</text:span></text:p>
          <text:p text:style-name="P12"><text:span text:style-name="T6">RESPOSTA: </text:span><text:span text:style-name="T10">Uma solução para esse dilema é sobrescrever o método strechMaior no Circle, de tal forma que o strech acontece nos dois eixos, fazendo com que o resultado continue sendo um Circle.</text:span></text:p>
          <text:list>
            <text:list-item>
              <text:list>
                <text:list-item>
                  <text:list>
                    <text:list-header>
                      <text:p text:style-name="P11"><text:span text:style-name="T9">A sua desvantagem é que esse comportamento pode ser inesperado para um programador que esteja utilizando a classe, pois isso quebra o Princípio de Substituição de Liskov, uma vez que a classe filha restringe o comportamento da classe pai. Nesse caso, strechMaior no circulo seria o mesmo que um strechAll, <text:s/>pois ele não aumentaria apenas o eixo maior, mas aumentaria ambos os eixos.</text:span></text:p>
                    </text:list-header>
                  </text:list>
                </text:list-item>
              </text:list>
            </text:list-item>
          </text:list>
        </text:list-item>
      </text:list>
      <text:p text:style-name="P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PT Mono" svg:font-family="'PT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3:52:29.234949677</meta:creation-date>
    <dc:date>2017-09-11T14:08:16.307420207</dc:date>
    <meta:editing-duration>PT5M36S</meta:editing-duration>
    <meta:editing-cycles>1</meta:editing-cycles>
    <meta:document-statistic meta:table-count="0" meta:image-count="0" meta:object-count="0" meta:page-count="2" meta:paragraph-count="14" meta:word-count="469" meta:character-count="2807" meta:non-whitespace-character-count="2344"/>
    <meta:generator>LibreOffice/5.2.7.2$Linux_X86_64 LibreOffice_project/20m0$Build-2</meta:generator>
  </office:meta>
</office:document-meta>
</file>